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 file1 = document.getElementById("file1");</text:p>
      <text:p text:style-name="Standard">const fotos = document.querySelector(".fotos");</text:p>
      <text:p text:style-name="Standard">const images = document.querySelector(".images");</text:p>
      <text:p text:style-name="Standard"/>
      <text:p text:style-name="Standard">closeButton.addEventListener("click", () =&gt; {</text:p>
      <text:p text:style-name="Standard"><text:s text:c="2"/>closeAll.style = "display:none";</text:p>
      <text:p text:style-name="Standard">});</text:p>
      <text:p text:style-name="Standard">openButton.addEventListener("click", () =&gt; {</text:p>
      <text:p text:style-name="Standard"><text:s text:c="2"/>closeAll.style = "display:block";</text:p>
      <text:p text:style-name="Standard">});</text:p>
      <text:p text:style-name="Standard"/>
      <text:p text:style-name="Standard">file1.addEventListener("change", () =&gt; {</text:p>
      <text:p text:style-name="Standard"><text:s text:c="2"/>const { files } = file1;</text:p>
      <text:p text:style-name="Standard"/>
      <text:p text:style-name="Standard"><text:s text:c="2"/>if (!files || !files.length) {</text:p>
      <text:p text:style-name="Standard"><text:s text:c="4"/>return;</text:p>
      <text:p text:style-name="Standard"><text:s text:c="2"/>}</text:p>
      <text:p text:style-name="Standard"/>
      <text:p text:style-name="Standard"><text:s text:c="2"/>for (let i = 0; i &lt; files.length; i++) {</text:p>
      <text:p text:style-name="Standard"><text:s text:c="4"/>const objectURL = URL.createObjectURL(files[i]);</text:p>
      <text:p text:style-name="Standard"><text:s text:c="4"/>const img = document.createElement("img");</text:p>
      <text:p text:style-name="Standard"><text:s text:c="4"/>img.src = objectURL;</text:p>
      <text:p text:style-name="Standard"><text:s text:c="4"/>fotos.append(img);</text:p>
      <text:p text:style-name="Standard"><text:s text:c="2"/>}</text:p>
      <text:p text:style-name="Standard">});</text:p>
      <text:p text:style-name="Standard"/>
      <text:p text:style-name="Standard"/>
      <text:p text:style-name="Standard"/>
      <text:p text:style-name="Standard">productList.push({</text:p>
      <text:p text:style-name="Standard"><text:s text:c="4"/>image: './images/carteracuero.webp' </text:p>
      <text:p text:style-name="Standard">});</text:p>
      <text:p text:style-name="Standard">productList.push({</text:p>
      <text:p text:style-name="Standard"><text:s text:c="4"/>image: './images/carteracuero.webp' </text:p>
      <text:p text:style-name="Standard">});</text:p>
      <text:p text:style-name="Standard">productList.push({</text:p>
      <text:p text:style-name="Standard"><text:s text:c="4"/>image: './images/carteracuero.webp' </text:p>
      <text:p text:style-name="Standard">});</text:p>
      <text:p text:style-name="Standard"/>
      <text:p text:style-name="Standard"/>
      <text:p text:style-name="Standard">for(product of productList) {</text:p>
      <text:p text:style-name="Standard"/>
      <text:p text:style-name="Standard"><text:s text:c="4"/>const photosDiv = document.createElement('div');</text:p>
      <text:p text:style-name="Standard"><text:s text:c="4"/>photosDiv.classList.add('photos');</text:p>
      <text:p text:style-name="Standard"/>
      <text:p text:style-name="Standard"><text:s text:c="4"/>const productImg = document.createElement('img');</text:p>
      <text:p text:style-name="Standard"><text:s text:c="4"/>productImg.setAttribute('src', product.image);</text:p>
      <text:p text:style-name="Standard"/>
      <text:p text:style-name="Standard"><text:s text:c="4"/>photosDiv.appendChild(productImg);</text:p>
      <text:p text:style-name="Standard"/>
      <text:p text:style-name="Standard"><text:s text:c="4"/>photosContainer.appendChild(photosDiv);</text:p>
      <text:p text:style-name="Standard"/>
      <text:p text:style-name="Standard">}</text:p>
      <text:p text:style-name="P1"><text:soft-page-break/></text:p>
      <text:p text:style-name="P2">loadPicButton.addEventListener ("change", handleFiles, false);</text:p>
      <text:p text:style-name="P2"/>
      <text:p text:style-name="P2">function handleFiles() {</text:p>
      <text:p text:style-name="P2"><text:s text:c="2"/>if (!this.files.length) {</text:p>
      <text:p text:style-name="P2"><text:s text:c="4"/>photosContainer.innerHTML = "&lt;p&gt;No files selected!&lt;/p&gt;";</text:p>
      <text:p text:style-name="P2"><text:s text:c="2"/>} else {</text:p>
      <text:p text:style-name="P2"><text:s text:c="4"/>photosContainer.innerHTML = "";</text:p>
      <text:p text:style-name="P2"><text:s text:c="4"/>const list = document.createElement("ul");</text:p>
      <text:p text:style-name="P2"><text:s text:c="4"/>photosContainer.appendChild(list);</text:p>
      <text:p text:style-name="P2"><text:s text:c="3"/></text:p>
      <text:p text:style-name="P2"><text:s text:c="4"/><text:span text:style-name="T1">for (let i = 0; i &lt; this.files.length; i++) {</text:span></text:p>
      <text:p text:style-name="P1"><text:s text:c="6"/>const li = document.createElement("li");</text:p>
      <text:p text:style-name="P1"><text:s text:c="6"/>list.appendChild(li);</text:p>
      <text:p text:style-name="P1"/>
      <text:p text:style-name="P1"><text:s text:c="6"/>const img = document.createElement("img");</text:p>
      <text:p text:style-name="P1"><text:s text:c="6"/>img.src = URL.createObjectURL(this.files[i]);</text:p>
      <text:p text:style-name="P1"><text:s text:c="6"/>img.height = 60;</text:p>
      <text:p text:style-name="P1"><text:s text:c="6"/>img.onload = () =&gt; {</text:p>
      <text:p text:style-name="P1"><text:s text:c="8"/>URL.revokeObjectURL(this.src);</text:p>
      <text:p text:style-name="P1"><text:s text:c="6"/>}</text:p>
      <text:p text:style-name="P1"/>
      <text:p text:style-name="P2"><text:s text:c="6"/>li.appendChild(img);</text:p>
      <text:p text:style-name="P2"><text:s text:c="6"/>const info = document.createElement("span");</text:p>
      <text:p text:style-name="P2"><text:s text:c="6"/>info.innerHTML = `${this.files[i].name}: ${this.files[i].size} bytes`;</text:p>
      <text:p text:style-name="P2"><text:s text:c="6"/>li.appendChild(info);</text:p>
      <text:p text:style-name="P2"><text:s text:c="4"/>}</text:p>
      <text:p text:style-name="P2"><text:s text:c="2"/>}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2T19:35:44.525212022</meta:creation-date>
    <dc:date>2022-08-26T13:39:57.576412373</dc:date>
    <meta:editing-duration>PT12M3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171" meta:character-count="1905" meta:non-whitespace-character-count="1616"/>
  </office:meta>
</office:document-meta>
</file>